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ClassNameTest6.test_for_writeClassNam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riteClassNameTest6.test_for_write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